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paragraph-properties fo:text-align="center"/>
    </style:style>
    <style:style style:name="P3" style:parent-style-name="Normalny" style:list-style-name="LFO1" style:family="paragraph"/>
    <style:style style:name="P4" style:parent-style-name="Normalny" style:list-style-name="LFO1" style:family="paragraph"/>
    <style:style style:name="P5" style:parent-style-name="Normalny" style:list-style-name="LFO1" style:family="paragraph"/>
    <style:style style:name="P6" style:parent-style-name="Normalny" style:list-style-name="LFO1" style:family="paragraph"/>
    <style:style style:name="P7" style:parent-style-name="Normalny" style:list-style-name="LFO1" style:family="paragraph"/>
    <style:style style:name="P8" style:parent-style-name="Normalny" style:list-style-name="LFO1" style:family="paragraph"/>
    <style:style style:name="P9" style:parent-style-name="Normalny" style:list-style-name="LFO1" style:family="paragraph"/>
    <style:style style:name="P10" style:parent-style-name="Normalny" style:list-style-name="LFO1" style:family="paragraph"/>
    <style:style style:name="P11" style:parent-style-name="Normalny" style:list-style-name="LFO1" style:family="paragraph"/>
    <style:style style:name="P12" style:parent-style-name="Normalny" style:list-style-name="LFO1" style:family="paragraph"/>
  </office:automatic-styles>
  <office:body>
    <office:text text:use-soft-page-breaks="true">
      <text:p text:style-name="P1">Mikołaj Kubś 272662</text:p>
      <text:p text:style-name="P2">Zarządzanie zasobami w projektach</text:p>
      <text:p text:style-name="Normalny">Lista kluczowych zagadnień występujących w temacie i niezbędny opis każdego z</text:p>
      <text:p text:style-name="Normalny">nich</text:p>
      <text:p text:style-name="Normalny">Zasoby to kapitał ludzki, środki finansowe, technologie, czas i wiele innych. Ich wspólną cechą jest ograniczona dostępność, co narzuca wymóg ich poprawnego zarządzania w projektach. Ale to tylko dzięki nim projekt może być ukończony. Typy zasobów to:</text:p>
      <text:list text:style-name="LFO1" text:continue-numbering="true">
        <text:list-item>
          <text:p text:style-name="P3">Kluczowe procesy składowe to:</text:p>
          <text:list text:continue-numbering="true">
            <text:list-item>
              <text:p text:style-name="P4">Planowanie zasobów (Resource Planning): Precyzyjne określenie, jakie zasoby (ludzkie, sprzętowe, materialne, finansowe, czasowe) będą potrzebne, ich zabezpieczenie i przydział do zadań.</text:p>
            </text:list-item>
            <text:list-item>
              <text:p text:style-name="P5">Alokacja zasobów (Resource Allocation): Strategiczne przydzielanie dostępnych zasobów do konkretnych zadań, uwzględniając umiejętności, dostępność i zależności, w celu optymalnego ich wykorzystania.</text:p>
            </text:list-item>
            <text:list-item>
              <text:p text:style-name="P6">Harmonogramowanie zasobów (Resource Scheduling): Przypisywanie zasobów do zadań i ustalanie terminów ich realizacji, maksymalizując wydajność i minimalizując opóźnienia.</text:p>
            </text:list-item>
            <text:list-item>
              <text:p text:style-name="P7">Optymalizacja zasobów (Resource Optimization): Efektywne wykorzystanie zasobów poprzez techniki takie jak poziomowanie (resource leveling) i wygładzanie (resource smoothing) w celu minimalizacji strat.</text:p>
            </text:list-item>
            <text:list-item>
              <text:p text:style-name="P8">Monitorowanie i kontrola wykorzystania zasobów (Resource Monitoring and Control): Ciągłe śledzenie postępów w wykorzystaniu zasobów, porównywanie z planem i podejmowanie działań korygujących.</text:p>
            </text:list-item>
            <text:list-item>
              <text:p text:style-name="P9">Zarządzanie ryzykiem zasobów (Resource Risk Management): Identyfikacja, ocena i kontrola potencjalnych zagrożeń dotyczących zasobów oraz opracowanie strategii ich minimalizacji.</text:p>
            </text:list-item>
          </text:list>
        </text:list-item>
      </text:list>
      <text:p text:style-name="Normalny">Rodzaje zasobów w projekcie obejmują: ludzkie (zespół, umiejętności, czas), materialne/fizyczne (sprzęt, surowce, infrastruktura), finansowe (budżet), technologiczne (oprogramowanie, systemy), czas (ramy czasowe) oraz informacyjne (dane, know-how). Zasoby ludzkie są szczególnie złożone i krytyczne.</text:p>
      <text:p text:style-name="Normalny">Zarządzanie zasobami jest integralnie powiązane z innymi elementami zarządzania projektem, takimi jak zakres, harmonogram, budżet, ryzyko, interesariusze i jakość.<text:s/><text:soft-page-break/>Ilustruje to koncepcja trójkąta projektowego (zakres, czas, koszt), gdzie zasoby są kluczowym mechanizmem balansowania ograniczeń.</text:p>
      <text:list text:style-name="LFO1" text:continue-numbering="true">
        <text:list-item>
          <text:p text:style-name="P10">Aktualne trendy, rozwiązania i podejścia</text:p>
        </text:list-item>
      </text:list>
      <text:p text:style-name="Normalny">Współczesne zarządzanie zasobami ewoluuje, kładąc nacisk na elastyczność, efektywność i wykorzystanie danych. Metodyki zwinne (Agile) promują adaptacyjne, samoorganizujące się zespoły cross-funkcjonalne, gdzie zasoby ludzkie są często dedykowane zespołowi, a menedżer pełni rolę facylitatora. Podejście Lean koncentruje się na eliminacji marnotrawstwa (muda) i optymalizacji przepływu wartości. Coraz popularniejsze stają się podejścia hybrydowe, łączące elementy metodyk tradycyjnych i zwinnych. Praca zdalna i zespoły rozproszone wymuszają nowe narzędzia współpracy i umiejętności miękkie menedżerów, otwierając dostęp do globalnej puli talentów. Zarządzanie zasobami oparte na umiejętnościach (Skills-based) stawia na precyzyjne dopasowanie kompetencji do zadań. Rośnie znaczenie zrównoważonego zarządzania zasobami (ESG), minimalizującego negatywny wpływ na środowisko i dbającego o aspekty społeczne. Gig Economy wpływa na strategie pozyskiwania freelancerów. Kluczowe staje się podejmowanie decyzji w oparciu o dane (DDDM), wspierane przez analizę i narzędzia BI.</text:p>
      <text:list text:style-name="LFO1" text:continue-numbering="true">
        <text:list-item>
          <text:p text:style-name="P11">Nowoczesne narzędzia informatyczne wspomagające pracę menedżerów</text:p>
        </text:list-item>
      </text:list>
      <text:p text:style-name="Normalny">Nowoczesne oprogramowanie do zarządzania projektami i zasobami (np. ClickUp, Asana, Jira, Microsoft Project, Teamdeck.io, Planview) oferuje funkcjonalności takie jak planowanie, alokacja, harmonogramowanie, śledzenie czasu pracy, zarządzanie obciążeniem i pojemnością zasobów, raportowanie oraz wsparcie współpracy. Kluczową rolę odgrywa sztuczna inteligencja (AI) i uczenie maszynowe (ML), automatyzujące dopasowywanie umiejętności, prognozowanie zapotrzebowania, optymalizację alokacji i zarządzanie ryzykiem. Narzędzia do pracy zdalnej (wideokonferencje, wirtualne tablice) oraz dbałość o bezpieczeństwo danych (szyfrowanie, kontrola dostępu) są niezbędne.</text:p>
      <text:list text:style-name="LFO1" text:continue-numbering="true">
        <text:list-item>
          <text:p text:style-name="P12">Prognozowane kierunki rozwoju w danym temacie, szanse i zagrożenia</text:p>
        </text:list-item>
      </text:list>
      <text:p text:style-name="Normalny">Przyszłość zarządzania zasobami to dalsza integracja AI i automatyzacji dla inteligentnego prognozowania i alokacji. Rozwój technologii jak IoT, Blockchain i Cyfrowe Bliźniaki umożliwi śledzenie zasobów fizycznych w czasie rzeczywistym i symulacje. Metodyki będą ewoluować w kierunku podejść hybrydowych i zarządzania zorientowanego na wartość. Wzrośnie znaczenie zarządzania opartego na kompetencjach oraz ciągłego rozwoju (upskilling/reskilling). Adaptacja do zmieniającego się rynku pracy (praca zdalna, gig economy) będzie kluczowa.</text:p>
      <text:p text:style-name="Normalny">Szanse to wzrost efektywności, lepsze wykorzystanie potencjału ludzkiego, redukcja kosztów i marnotrawstwa, poprawa jakości decyzji dzięki analityce oraz większa odporność organizacji.</text:p>
      <text:soft-page-break/>
      <text:p text:style-name="Normalny">Zagrożenia obejmują pogłębiający się niedobór specjalistów, rosnącą złożoność projektów, ryzyka cyberbezpieczeństwa, wyzwania związane z zarządzaniem zespołami rozproszonymi, potencjalne problemy etyczne w AI (bias) oraz tradycyjne ryzyka projektowe (pełzanie zakresu, niedokładne szacunki) wpływające na zasoby.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ołaj Kubś (272662)</meta:initial-creator>
    <dc:creator>Mikołaj Kubś (272662)</dc:creator>
    <meta:creation-date>2025-05-12T21:11:00Z</meta:creation-date>
    <dc:date>2025-05-12T21:23:00Z</dc:date>
    <meta:template xlink:href="Normal.dotm" xlink:type="simple"/>
    <meta:editing-cycles>1</meta:editing-cycles>
    <meta:editing-duration>PT720S</meta:editing-duration>
    <meta:document-statistic meta:page-count="3" meta:paragraph-count="10" meta:word-count="725" meta:character-count="5070" meta:row-count="36" meta:non-whitespace-character-count="4355"/>
  </office:meta>
</office:document-meta>
</file>